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aded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ff7c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ccccff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aaffa0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cdff94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ccffff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a078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e67d" draw:textarea-vertical-align="middle" draw:auto-grow-height="false" fo:min-height="0.749cm" fo:min-width="0.499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ff8080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83caff" draw:textarea-vertical-align="middle" draw:auto-grow-height="false" fo:min-height="0.749cm" fo:min-width="0.499cm"/>
    </style:style>
    <style:style style:name="gr14" style:family="graphic" style:parent-style-name="standard">
      <style:graphic-properties draw:fill="solid" draw:fill-color="#80b947" draw:textarea-vertical-align="middle" draw:auto-grow-height="false" fo:min-height="0.749cm" fo:min-width="0.4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6" style:family="graphic" style:parent-style-name="standard">
      <style:graphic-properties draw:fill="solid" draw:fill-color="#ff950e" draw:textarea-vertical-align="middle" draw:auto-grow-height="false" fo:min-height="0.749cm" fo:min-width="0.499cm"/>
    </style:style>
    <style:style style:name="gr17" style:family="graphic" style:parent-style-name="standard">
      <style:graphic-properties draw:fill="none" draw:fill-color="#ffaded" draw:textarea-vertical-align="middle" draw:auto-grow-height="false" fo:min-height="0.749cm" fo:min-width="0.499cm"/>
    </style:style>
    <style:style style:name="gr18" style:family="graphic" style:parent-style-name="standard">
      <style:graphic-properties draw:fill="none" draw:fill-color="#ffff7c" draw:textarea-vertical-align="middle" draw:auto-grow-height="false" fo:min-height="0.749cm" fo:min-width="0.499cm"/>
    </style:style>
    <style:style style:name="gr19" style:family="graphic" style:parent-style-name="standard">
      <style:graphic-properties draw:fill="none" draw:fill-color="#aaffa0" draw:textarea-vertical-align="middle" draw:auto-grow-height="false" fo:min-height="0.749cm" fo:min-width="0.499cm"/>
    </style:style>
    <style:style style:name="gr20" style:family="graphic" style:parent-style-name="standard">
      <style:graphic-properties draw:fill="none" draw:fill-color="#ccffff" draw:textarea-vertical-align="middle" draw:auto-grow-height="false" fo:min-height="0.749cm" fo:min-width="0.499cm"/>
    </style:style>
    <style:style style:name="pr1" style:family="presentation" style:parent-style-name="Default-title">
      <style:graphic-properties draw:fill-color="#ffffff" draw:auto-grow-height="true" fo:min-height="2.163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4pt" fo:font-weight="bold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6pt"/>
    </style:style>
    <style:style style:name="T2" style:family="text">
      <style:text-properties fo:font-size="2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Training phases</text:span></text:p>
          </draw:text-box>
        </draw:frame>
        <draw:custom-shape draw:style-name="gr1" draw:text-style-name="P3" draw:layer="layout" svg:width="15.5cm" svg:height="15.5cm" svg:x="6.5cm" svg:y="3.3cm">
          <text:p/>
          <draw:enhanced-geometry draw:glue-point-type="segments" draw:type="mso-spt100" draw:modifiers="-89.518797188052 -118.1147214456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3" draw:layer="layout" svg:width="15.6cm" svg:height="15.4cm" svg:x="6.4cm" svg:y="3.5cm">
          <text:p/>
          <draw:enhanced-geometry draw:mirror-horizontal="false" draw:mirror-vertical="false" draw:glue-point-type="segments" draw:type="mso-spt100" draw:modifiers="-0.0556737981607718 -84.598834272920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15.5cm" svg:height="15.5cm" svg:x="6.5cm" svg:y="3.3cm">
          <text:p/>
          <draw:enhanced-geometry draw:glue-point-type="segments" draw:type="mso-spt100" draw:modifiers="-117.194069272704 179.7623808896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layout" svg:width="15.5cm" svg:height="15.5cm" svg:x="6.5cm" svg:y="3.3cm">
          <text:p/>
          <draw:enhanced-geometry draw:glue-point-type="segments" draw:type="mso-spt100" draw:modifiers="179.775040378704 96.398575660992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15.5cm" svg:height="15.5cm" svg:x="6.5cm" svg:y="3.3cm">
          <text:p/>
          <draw:enhanced-geometry draw:glue-point-type="segments" draw:type="mso-spt100" draw:modifiers="99.9981001820419 78.237574435954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3" draw:layer="layout" svg:width="15.5cm" svg:height="15.5cm" svg:x="6.5cm" svg:y="3.3cm">
          <text:p/>
          <draw:enhanced-geometry draw:glue-point-type="segments" draw:type="mso-spt100" draw:modifiers="78.8160971775493 -0.052664774229801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5" draw:layer="layout" svg:width="3.986cm" svg:height="1.216cm" draw:transform="rotate (0.2617993877991) translate (17.311cm 9.52cm)">
          <draw:text-box>
            <text:p text:style-name="P4"><text:span text:style-name="T2">motivate</text:span></text:p>
          </draw:text-box>
        </draw:frame>
        <draw:frame draw:style-name="gr7" draw:text-style-name="P5" draw:layer="layout" svg:width="2.758cm" svg:height="1.216cm" draw:transform="rotate (1.5707963267946) translate (13.57cm 18.19cm)">
          <draw:text-box>
            <text:p text:style-name="P4"><text:span text:style-name="T2">break</text:span></text:p>
          </draw:text-box>
        </draw:frame>
        <draw:frame draw:style-name="gr7" draw:text-style-name="P5" draw:layer="layout" svg:width="4.359cm" svg:height="2.181cm" draw:transform="rotate (-0.523598775599386) translate (16.584cm 11.475cm)">
          <draw:text-box>
            <text:p text:style-name="P4"><text:span text:style-name="T2">introduce</text:span></text:p>
            <text:p text:style-name="P4"><text:span text:style-name="T2">content</text:span></text:p>
          </draw:text-box>
        </draw:frame>
        <draw:frame draw:style-name="gr7" draw:text-style-name="P5" draw:layer="layout" svg:width="3.745cm" svg:height="2.181cm" draw:transform="rotate (0.5235987755982) translate (7.961cm 13.602cm)">
          <draw:text-box>
            <text:p text:style-name="P4"><text:span text:style-name="T2">process</text:span></text:p>
            <text:p text:style-name="P4"><text:span text:style-name="T2">content</text:span></text:p>
          </draw:text-box>
        </draw:frame>
        <draw:frame draw:style-name="gr7" draw:text-style-name="P5" draw:layer="layout" svg:width="3.042cm" svg:height="1.216cm" draw:transform="rotate (-0.785398163398487) translate (9.835cm 5.602cm)">
          <draw:text-box>
            <text:p text:style-name="P4"><text:span text:style-name="T2">repeat</text:span></text:p>
          </draw:text-box>
        </draw:frame>
        <draw:frame draw:style-name="gr7" draw:text-style-name="P5" draw:layer="layout" svg:width="4.168cm" svg:height="1.216cm" draw:transform="rotate (-1.30899693899669) translate (13.13cm 3.825cm)">
          <draw:text-box>
            <text:p text:style-name="P4"><text:span text:style-name="T2">feedback</text:span></text:p>
          </draw:text-box>
        </draw:frame>
        <draw:custom-shape draw:style-name="gr8" draw:text-style-name="P3" draw:layer="layout" svg:width="15.5cm" svg:height="15.5cm" svg:x="6.5cm" svg:y="3.3cm">
          <text:p/>
          <draw:enhanced-geometry draw:glue-point-type="segments" draw:type="mso-spt100" draw:modifiers="-151.712399741861 179.7623808896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5" draw:layer="layout" svg:width="3.656cm" svg:height="1.216cm" draw:transform="rotate (-0.261799387800286) translate (7.42cm 8.747cm)">
          <draw:text-box>
            <text:p text:style-name="P4"><text:span text:style-name="T2">transfer</text:span></text:p>
          </draw:text-box>
        </draw:frame>
        <draw:custom-shape draw:style-name="gr9" draw:text-style-name="P3" draw:layer="layout" svg:width="15.5cm" svg:height="15.5cm" svg:x="6.5cm" svg:y="3.3cm">
          <text:p/>
          <draw:enhanced-geometry draw:glue-point-type="segments" draw:type="mso-spt100" draw:modifiers="-60.3281525583691 -90.13477906618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" draw:text-style-name="P3" draw:layer="layout" svg:width="15.5cm" svg:height="15.5cm" svg:x="6.5cm" svg:y="3.3cm">
          <text:p/>
          <draw:enhanced-geometry draw:glue-point-type="segments" draw:type="mso-spt100" draw:modifiers="-30.6809863638037 -60.43225704650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5" draw:layer="layout" svg:width="4.088cm" svg:height="1.216cm" draw:transform="rotate (1.3089969389955) translate (14.427cm 7.704cm)">
          <draw:text-box>
            <text:p text:style-name="P4"><text:span text:style-name="T2">welcome</text:span></text:p>
          </draw:text-box>
        </draw:frame>
        <draw:frame draw:style-name="gr7" draw:text-style-name="P5" draw:layer="layout" svg:width="4.041cm" svg:height="1.216cm" draw:transform="rotate (0.7853981633973) translate (15.947cm 8.157cm)">
          <draw:text-box>
            <text:p text:style-name="P4"><text:span text:style-name="T2">warm-up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Lesson phases</text:span></text:p>
          </draw:text-box>
        </draw:frame>
        <draw:custom-shape draw:style-name="gr12" draw:text-style-name="P3" draw:layer="layout" svg:width="15.5cm" svg:height="15.5cm" svg:x="6.5cm" svg:y="3.3cm">
          <text:p/>
          <draw:enhanced-geometry draw:glue-point-type="segments" draw:type="mso-spt100" draw:modifiers="-153.849480496957 89.47192623446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5.5cm" svg:height="15.5cm" svg:x="6.5cm" svg:y="3.3cm">
          <text:p/>
          <draw:enhanced-geometry draw:glue-point-type="segments" draw:type="mso-spt100" draw:modifiers="-90.6514244087411 -160.9616004557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3" draw:layer="layout" svg:width="15.5cm" svg:height="15.5cm" svg:x="6.5cm" svg:y="3.3cm">
          <text:p/>
          <draw:enhanced-geometry draw:glue-point-type="segments" draw:type="mso-spt100" draw:modifiers="89.5430107362022 -31.086297173156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5" draw:layer="layout" svg:width="4.359cm" svg:height="2.181cm" svg:x="15.641cm" svg:y="12.319cm">
          <draw:text-box>
            <text:p text:style-name="P4"><text:span text:style-name="T2">introduce</text:span></text:p>
            <text:p text:style-name="P4"><text:span text:style-name="T2">content</text:span></text:p>
          </draw:text-box>
        </draw:frame>
        <draw:frame draw:style-name="gr15" draw:text-style-name="P5" draw:layer="layout" svg:width="3.558cm" svg:height="2.181cm" svg:x="9.297cm" svg:y="12.4cm">
          <draw:text-box>
            <text:p text:style-name="P4"><text:span text:style-name="T2">apply</text:span><text:span text:style-name="T2"><text:line-break/></text:span><text:span text:style-name="T2">content</text:span></text:p>
          </draw:text-box>
        </draw:frame>
        <draw:frame draw:style-name="gr7" draw:text-style-name="P5" draw:layer="layout" svg:width="3.804cm" svg:height="1.216cm" svg:x="9.358cm" svg:y="6.5cm">
          <draw:text-box>
            <text:p text:style-name="P4"><text:span text:style-name="T2">wrap-up</text:span></text:p>
          </draw:text-box>
        </draw:frame>
        <draw:custom-shape draw:style-name="gr16" draw:text-style-name="P3" draw:layer="layout" svg:width="15.5cm" svg:height="15.5cm" svg:x="6.5cm" svg:y="3.3cm">
          <text:p/>
          <draw:enhanced-geometry draw:glue-point-type="segments" draw:type="mso-spt100" draw:modifiers="-20.1784057397317 -90.13477906618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5" draw:layer="layout" svg:width="4.041cm" svg:height="1.216cm" svg:x="14.959cm" svg:y="6.5cm">
          <draw:text-box>
            <text:p text:style-name="P4"><text:span text:style-name="T2">warm-up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163cm" svg:x="0.9cm" svg:y="0.437cm" presentation:class="title" presentation:user-transformed="true">
          <draw:text-box>
            <text:p text:style-name="P1"><text:span text:style-name="T1">Lesson phases</text:span></text:p>
          </draw:text-box>
        </draw:frame>
        <draw:custom-shape draw:style-name="gr17" draw:text-style-name="P3" draw:layer="layout" svg:width="15.5cm" svg:height="15.5cm" svg:x="6.5cm" svg:y="3.3cm">
          <text:p/>
          <draw:enhanced-geometry draw:glue-point-type="segments" draw:type="mso-spt100" draw:modifiers="-89.518797188052 -118.1147214456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3" draw:layer="layout" svg:width="15.6cm" svg:height="15.4cm" svg:x="6.4cm" svg:y="3.5cm">
          <text:p/>
          <draw:enhanced-geometry draw:mirror-horizontal="false" draw:mirror-vertical="false" draw:glue-point-type="segments" draw:type="mso-spt100" draw:modifiers="-0.0556737981607718 -84.598834272920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15.5cm" svg:height="15.5cm" svg:x="6.5cm" svg:y="3.3cm">
          <text:p/>
          <draw:enhanced-geometry draw:glue-point-type="segments" draw:type="mso-spt100" draw:modifiers="-117.194069272704 179.7623808896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3" draw:layer="layout" svg:width="15.5cm" svg:height="15.5cm" svg:x="6.5cm" svg:y="3.3cm">
          <text:p/>
          <draw:enhanced-geometry draw:glue-point-type="segments" draw:type="mso-spt100" draw:modifiers="179.775040378704 96.398575660992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15.5cm" svg:height="15.5cm" svg:x="6.5cm" svg:y="3.3cm">
          <text:p/>
          <draw:enhanced-geometry draw:glue-point-type="segments" draw:type="mso-spt100" draw:modifiers="99.9981001820419 78.237574435954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15.5cm" svg:height="15.5cm" svg:x="6.5cm" svg:y="3.3cm">
          <text:p/>
          <draw:enhanced-geometry draw:glue-point-type="segments" draw:type="mso-spt100" draw:modifiers="78.8160971775493 -0.052664774229801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5" draw:layer="layout" svg:width="3.986cm" svg:height="1.216cm" draw:transform="rotate (0.2617993877991) translate (17.311cm 9.52cm)">
          <draw:text-box>
            <text:p text:style-name="P4"><text:span text:style-name="T2">motivate</text:span></text:p>
          </draw:text-box>
        </draw:frame>
        <draw:frame draw:style-name="gr7" draw:text-style-name="P5" draw:layer="layout" svg:width="2.758cm" svg:height="1.216cm" draw:transform="rotate (1.5707963267946) translate (13.57cm 18.19cm)">
          <draw:text-box>
            <text:p text:style-name="P4"><text:span text:style-name="T2">break</text:span></text:p>
          </draw:text-box>
        </draw:frame>
        <draw:frame draw:style-name="gr7" draw:text-style-name="P5" draw:layer="layout" svg:width="4.359cm" svg:height="2.181cm" draw:transform="rotate (-0.523598775599386) translate (16.584cm 11.475cm)">
          <draw:text-box>
            <text:p text:style-name="P4"><text:span text:style-name="T2">introduce</text:span></text:p>
            <text:p text:style-name="P4"><text:span text:style-name="T2">content</text:span></text:p>
          </draw:text-box>
        </draw:frame>
        <draw:frame draw:style-name="gr7" draw:text-style-name="P5" draw:layer="layout" svg:width="3.745cm" svg:height="2.181cm" draw:transform="rotate (0.5235987755982) translate (7.961cm 13.602cm)">
          <draw:text-box>
            <text:p text:style-name="P4"><text:span text:style-name="T2">process</text:span></text:p>
            <text:p text:style-name="P4"><text:span text:style-name="T2">content</text:span></text:p>
          </draw:text-box>
        </draw:frame>
        <draw:frame draw:style-name="gr7" draw:text-style-name="P5" draw:layer="layout" svg:width="3.042cm" svg:height="1.216cm" draw:transform="rotate (-0.785398163398487) translate (9.835cm 5.602cm)">
          <draw:text-box>
            <text:p text:style-name="P4"><text:span text:style-name="T2">repeat</text:span></text:p>
          </draw:text-box>
        </draw:frame>
        <draw:frame draw:style-name="gr7" draw:text-style-name="P5" draw:layer="layout" svg:width="4.168cm" svg:height="1.216cm" draw:transform="rotate (-1.30899693899669) translate (13.13cm 3.825cm)">
          <draw:text-box>
            <text:p text:style-name="P4"><text:span text:style-name="T2">feedback</text:span></text:p>
          </draw:text-box>
        </draw:frame>
        <draw:custom-shape draw:style-name="gr20" draw:text-style-name="P3" draw:layer="layout" svg:width="15.5cm" svg:height="15.5cm" svg:x="6.5cm" svg:y="3.3cm">
          <text:p/>
          <draw:enhanced-geometry draw:glue-point-type="segments" draw:type="mso-spt100" draw:modifiers="-151.712399741861 179.76238088967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5" draw:layer="layout" svg:width="3.656cm" svg:height="1.216cm" draw:transform="rotate (-0.261799387800286) translate (7.42cm 8.747cm)">
          <draw:text-box>
            <text:p text:style-name="P4"><text:span text:style-name="T2">transfer</text:span></text:p>
          </draw:text-box>
        </draw:frame>
        <draw:custom-shape draw:style-name="gr5" draw:text-style-name="P3" draw:layer="layout" svg:width="15.5cm" svg:height="15.5cm" svg:x="6.5cm" svg:y="3.3cm">
          <text:p/>
          <draw:enhanced-geometry draw:glue-point-type="segments" draw:type="mso-spt100" draw:modifiers="-60.3281525583691 -90.13477906618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15.5cm" svg:height="15.5cm" svg:x="6.5cm" svg:y="3.3cm">
          <text:p/>
          <draw:enhanced-geometry draw:glue-point-type="segments" draw:type="mso-spt100" draw:modifiers="-30.6809863638037 -60.43225704650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5" draw:layer="layout" svg:width="4.088cm" svg:height="1.216cm" draw:transform="rotate (1.3089969389955) translate (14.427cm 7.704cm)">
          <draw:text-box>
            <text:p text:style-name="P4"><text:span text:style-name="T2">welcome</text:span></text:p>
          </draw:text-box>
        </draw:frame>
        <draw:frame draw:style-name="gr7" draw:text-style-name="P5" draw:layer="layout" svg:width="4.041cm" svg:height="1.216cm" draw:transform="rotate (0.7853981633973) translate (15.947cm 8.157cm)">
          <draw:text-box>
            <text:p text:style-name="P4"><text:span text:style-name="T2">warm-up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8-01-15T13:38:46</meta:creation-date>
    <dc:date>2012-12-29T02:10:29.40</dc:date>
    <dc:language>de-DE</dc:language>
    <meta:editing-cycles>42</meta:editing-cycles>
    <meta:editing-duration>PT7H30M10S</meta:editing-duration>
    <dc:creator>Kristian Rother</dc:creator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